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2"/>
          <table:covered-table-cell table:number-columns-repeated="5" table:style-name="ce43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3"/>
          <table:table-cell table:style-name="ce42"/>
          <table:table-cell table:style-name="ce43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mm" svg:height="8.2mm" svg:x="10.65mm" svg:y="3.5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8mm" svg:x="2.69mm" svg:y="3.5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2" table:default-cell-style-name="ce66"/>
        <table:table-column table:style-name="co7" table:default-cell-style-name="ce66"/>
        <table:table-column table:style-name="co4" table:default-cell-style-name="ce66"/>
        <table:table-column table:style-name="co5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12²" calcext:value-type="string">
            <text:p>12²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9 × 6" calcext:value-type="string">
            <text:p>9 × 6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7 × 9" calcext:value-type="string">
            <text:p>7 × 9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6 × 5" calcext:value-type="string">
            <text:p>6 × 5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9 × 9" calcext:value-type="string">
            <text:p>9 × 9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13²" calcext:value-type="string">
            <text:p>13²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12²" calcext:value-type="string">
            <text:p>12²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45²" calcext:value-type="string">
            <text:p>45²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8 × 9" calcext:value-type="string">
            <text:p>8 × 9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25²" calcext:value-type="string">
            <text:p>25²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14²" calcext:value-type="string">
            <text:p>14²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6 × 6" calcext:value-type="string">
            <text:p>6 × 6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6 × 9" calcext:value-type="string">
            <text:p>6 × 9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9 × 5" calcext:value-type="string">
            <text:p>9 × 5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6 × 8" calcext:value-type="string">
            <text:p>6 × 8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7 × 5" calcext:value-type="string">
            <text:p>7 × 5</text:p>
          </table:table-cell>
          <table:table-cell table:style-name="ce30"/>
          <table:table-cell table:style-name="ce88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65²" calcext:value-type="string">
            <text:p>65²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8 × 7" calcext:value-type="string">
            <text:p>8 × 7</text:p>
          </table:table-cell>
          <table:table-cell table:style-name="ce30"/>
          <table:table-cell table:style-name="ce89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6 × 7" calcext:value-type="string">
            <text:p>6 × 7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style-name="ce60" table:number-columns-repeated="6"/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/>
          <table:table-cell table:style-name="ce77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+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9 × 12" calcext:value-type="string">
            <text:p>9 × 12</text:p>
          </table:table-cell>
          <table:table-cell table:style-name="ce30"/>
          <table:table-cell table:style-name="ce158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62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1²" calcext:value-type="string">
            <text:p>11²</text:p>
          </table:table-cell>
          <table:table-cell table:style-name="ce30"/>
          <table:table-cell table:style-name="ce158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82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7 × 13" calcext:value-type="string">
            <text:p>7 × 13</text:p>
          </table:table-cell>
          <table:table-cell table:style-name="ce30"/>
          <table:table-cell table:style-name="ce159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63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24 × 15" calcext:value-type="string">
            <text:p>24 × 15</text:p>
          </table:table-cell>
          <table:table-cell table:style-name="ce30"/>
          <table:table-cell table:style-name="ce159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83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5²" calcext:value-type="string">
            <text:p>15²</text:p>
          </table:table-cell>
          <table:table-cell table:style-name="ce30"/>
          <table:table-cell table:style-name="ce158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65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20 × 11" calcext:value-type="string">
            <text:p>20 × 11</text:p>
          </table:table-cell>
          <table:table-cell table:style-name="ce30"/>
          <table:table-cell table:style-name="ce158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5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28 × 11" calcext:value-type="string">
            <text:p>28 × 11</text:p>
          </table:table-cell>
          <table:table-cell table:style-name="ce30"/>
          <table:table-cell table:style-name="ce159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6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22 × 11" calcext:value-type="string">
            <text:p>22 × 11</text:p>
          </table:table-cell>
          <table:table-cell table:style-name="ce30"/>
          <table:table-cell table:style-name="ce159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6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45²" calcext:value-type="string">
            <text:p>45²</text:p>
          </table:table-cell>
          <table:table-cell table:style-name="ce30"/>
          <table:table-cell table:style-name="ce158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71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9 × 14" calcext:value-type="string">
            <text:p>9 × 14</text:p>
          </table:table-cell>
          <table:table-cell table:style-name="ce30"/>
          <table:table-cell table:style-name="ce158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7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19²" calcext:value-type="string">
            <text:p>19²</text:p>
          </table:table-cell>
          <table:table-cell table:style-name="ce30"/>
          <table:table-cell table:style-name="ce159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35²" calcext:value-type="string">
            <text:p>35²</text:p>
          </table:table-cell>
          <table:table-cell table:style-name="ce30"/>
          <table:table-cell table:style-name="ce159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8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5²" calcext:value-type="string">
            <text:p>15²</text:p>
          </table:table-cell>
          <table:table-cell table:style-name="ce30"/>
          <table:table-cell table:style-name="ce158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73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65²" calcext:value-type="string">
            <text:p>65²</text:p>
          </table:table-cell>
          <table:table-cell table:style-name="ce30"/>
          <table:table-cell table:style-name="ce158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9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75²" calcext:value-type="string">
            <text:p>75²</text:p>
          </table:table-cell>
          <table:table-cell table:style-name="ce30"/>
          <table:table-cell table:style-name="ce159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74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17²" calcext:value-type="string">
            <text:p>17²</text:p>
          </table:table-cell>
          <table:table-cell table:style-name="ce30"/>
          <table:table-cell table:style-name="ce159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91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8 × 14" calcext:value-type="string">
            <text:p>8 × 14</text:p>
          </table:table-cell>
          <table:table-cell table:style-name="ce30"/>
          <table:table-cell table:style-name="ce158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7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9 × 13" calcext:value-type="string">
            <text:p>9 × 13</text:p>
          </table:table-cell>
          <table:table-cell table:style-name="ce30"/>
          <table:table-cell table:style-name="ce158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8 × 13" calcext:value-type="string">
            <text:p>8 × 13</text:p>
          </table:table-cell>
          <table:table-cell table:style-name="ce30"/>
          <table:table-cell table:style-name="ce159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9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32 × 11" calcext:value-type="string">
            <text:p>32 × 11</text:p>
          </table:table-cell>
          <table:table-cell table:style-name="ce30"/>
          <table:table-cell table:style-name="ce159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93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19²" calcext:value-type="string">
            <text:p>19²</text:p>
          </table:table-cell>
          <table:table-cell table:style-name="ce30"/>
          <table:table-cell table:style-name="ce195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7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58 × 15" calcext:value-type="string">
            <text:p>58 × 15</text:p>
          </table:table-cell>
          <table:table-cell table:style-name="ce30"/>
          <table:table-cell table:style-name="ce195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7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30"/>
          <table:table-cell table:style-name="ce196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8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7 × 13" calcext:value-type="string">
            <text:p>7 × 13</text:p>
          </table:table-cell>
          <table:table-cell table:style-name="ce30"/>
          <table:table-cell table:style-name="ce196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8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55²" calcext:value-type="string">
            <text:p>55²</text:p>
          </table:table-cell>
          <table:table-cell table:style-name="ce30"/>
          <table:table-cell table:style-name="ce195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9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27²" calcext:value-type="string">
            <text:p>27²</text:p>
          </table:table-cell>
          <table:table-cell table:style-name="ce30"/>
          <table:table-cell table:style-name="ce195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9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45²" calcext:value-type="string">
            <text:p>45²</text:p>
          </table:table-cell>
          <table:table-cell table:style-name="ce30"/>
          <table:table-cell table:style-name="ce196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200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17²" calcext:value-type="string">
            <text:p>17²</text:p>
          </table:table-cell>
          <table:table-cell table:style-name="ce30"/>
          <table:table-cell table:style-name="ce196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10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28²" calcext:value-type="string">
            <text:p>28²</text:p>
          </table:table-cell>
          <table:table-cell table:style-name="ce30"/>
          <table:table-cell table:style-name="ce195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201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24²" calcext:value-type="string">
            <text:p>24²</text:p>
          </table:table-cell>
          <table:table-cell table:style-name="ce30"/>
          <table:table-cell table:style-name="ce195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11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24 × 15" calcext:value-type="string">
            <text:p>24 × 15</text:p>
          </table:table-cell>
          <table:table-cell table:style-name="ce30"/>
          <table:table-cell table:style-name="ce196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202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7 × 12" calcext:value-type="string">
            <text:p>7 × 12</text:p>
          </table:table-cell>
          <table:table-cell table:style-name="ce30"/>
          <table:table-cell table:style-name="ce196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12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6 × 16" calcext:value-type="string">
            <text:p>6 × 16</text:p>
          </table:table-cell>
          <table:table-cell table:style-name="ce30"/>
          <table:table-cell table:style-name="ce195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203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70 × 15" calcext:value-type="string">
            <text:p>70 × 15</text:p>
          </table:table-cell>
          <table:table-cell table:style-name="ce30"/>
          <table:table-cell table:style-name="ce195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13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6 × 13" calcext:value-type="string">
            <text:p>6 × 13</text:p>
          </table:table-cell>
          <table:table-cell table:style-name="ce30"/>
          <table:table-cell table:style-name="ce196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4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22²" calcext:value-type="string">
            <text:p>22²</text:p>
          </table:table-cell>
          <table:table-cell table:style-name="ce30"/>
          <table:table-cell table:style-name="ce196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4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38 × 11" calcext:value-type="string">
            <text:p>38 × 11</text:p>
          </table:table-cell>
          <table:table-cell table:style-name="ce30"/>
          <table:table-cell table:style-name="ce195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5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85²" calcext:value-type="string">
            <text:p>85²</text:p>
          </table:table-cell>
          <table:table-cell table:style-name="ce30"/>
          <table:table-cell table:style-name="ce195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5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64 × 15" calcext:value-type="string">
            <text:p>64 × 15</text:p>
          </table:table-cell>
          <table:table-cell table:style-name="ce30"/>
          <table:table-cell table:style-name="ce196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6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16²" calcext:value-type="string">
            <text:p>16²</text:p>
          </table:table-cell>
          <table:table-cell table:style-name="ce30"/>
          <table:table-cell table:style-name="ce196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6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style-name="ce60" table:number-columns-repeated="2"/>
          <table:table-cell table:style-name="ce184" table:number-columns-repeated="3"/>
          <table:table-cell table:number-columns-repeated="1019"/>
        </table:table-row>
        <table:table-row table:style-name="ro6" table:number-rows-repeated="62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6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6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9 × 13" calcext:value-type="string">
            <text:p>19 × 13</text:p>
          </table:table-cell>
          <table:table-cell table:style-name="ce30"/>
          <table:table-cell table:style-name="ce217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20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30"/>
          <table:table-cell table:style-name="ce219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31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8 × 13" calcext:value-type="string">
            <text:p>18 × 13</text:p>
          </table:table-cell>
          <table:table-cell table:style-name="ce30"/>
          <table:table-cell table:style-name="ce218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21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3 × 16" calcext:value-type="string">
            <text:p>13 × 16</text:p>
          </table:table-cell>
          <table:table-cell table:style-name="ce30"/>
          <table:table-cell table:style-name="ce218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32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2 × 13" calcext:value-type="string">
            <text:p>12 × 13</text:p>
          </table:table-cell>
          <table:table-cell table:style-name="ce30"/>
          <table:table-cell table:style-name="ce219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22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6 × 18" calcext:value-type="string">
            <text:p>16 × 18</text:p>
          </table:table-cell>
          <table:table-cell table:style-name="ce30"/>
          <table:table-cell table:style-name="ce219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33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3 × 17" calcext:value-type="string">
            <text:p>13 × 17</text:p>
          </table:table-cell>
          <table:table-cell table:style-name="ce30"/>
          <table:table-cell table:style-name="ce218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23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4 × 13" calcext:value-type="string">
            <text:p>14 × 13</text:p>
          </table:table-cell>
          <table:table-cell table:style-name="ce30"/>
          <table:table-cell table:style-name="ce218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34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7 × 18" calcext:value-type="string">
            <text:p>17 × 18</text:p>
          </table:table-cell>
          <table:table-cell table:style-name="ce30"/>
          <table:table-cell table:style-name="ce219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24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6 × 17" calcext:value-type="string">
            <text:p>16 × 17</text:p>
          </table:table-cell>
          <table:table-cell table:style-name="ce30"/>
          <table:table-cell table:style-name="ce219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5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4 × 12" calcext:value-type="string">
            <text:p>14 × 12</text:p>
          </table:table-cell>
          <table:table-cell table:style-name="ce30"/>
          <table:table-cell table:style-name="ce218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5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7 × 15" calcext:value-type="string">
            <text:p>17 × 15</text:p>
          </table:table-cell>
          <table:table-cell table:style-name="ce30"/>
          <table:table-cell table:style-name="ce218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6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3 × 14" calcext:value-type="string">
            <text:p>13 × 14</text:p>
          </table:table-cell>
          <table:table-cell table:style-name="ce30"/>
          <table:table-cell table:style-name="ce219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6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5 × 18" calcext:value-type="string">
            <text:p>15 × 18</text:p>
          </table:table-cell>
          <table:table-cell table:style-name="ce30"/>
          <table:table-cell table:style-name="ce219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7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7 × 14" calcext:value-type="string">
            <text:p>17 × 14</text:p>
          </table:table-cell>
          <table:table-cell table:style-name="ce30"/>
          <table:table-cell table:style-name="ce218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7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2 × 14" calcext:value-type="string">
            <text:p>12 × 14</text:p>
          </table:table-cell>
          <table:table-cell table:style-name="ce30"/>
          <table:table-cell table:style-name="ce218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8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6 × 15" calcext:value-type="string">
            <text:p>16 × 15</text:p>
          </table:table-cell>
          <table:table-cell table:style-name="ce30"/>
          <table:table-cell table:style-name="ce219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8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2 × 19" calcext:value-type="string">
            <text:p>12 × 19</text:p>
          </table:table-cell>
          <table:table-cell table:style-name="ce30"/>
          <table:table-cell table:style-name="ce219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9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4 × 19" calcext:value-type="string">
            <text:p>14 × 19</text:p>
          </table:table-cell>
          <table:table-cell table:style-name="ce30"/>
          <table:table-cell table:style-name="ce218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9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4 × 15" calcext:value-type="string">
            <text:p>14 × 15</text:p>
          </table:table-cell>
          <table:table-cell table:style-name="ce30"/>
          <table:table-cell table:style-name="ce218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40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6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6" table:number-rows-repeated="7">
          <table:table-cell table:style-name="ce60" table:number-columns-repeated="2"/>
          <table:table-cell table:number-columns-repeated="1022"/>
        </table:table-row>
        <table:table-row table:style-name="ro6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63">
          <table:table-cell table:style-name="ce60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8xoJtGruJu8cM/O+jF+9qWV9FY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51"/>
        <table:table-column table:style-name="co20" table:number-columns-repeated="2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19" table:default-cell-style-name="ce251"/>
        <table:table-column table:style-name="co25" table:number-columns-repeated="2" table:default-cell-style-name="ce251"/>
        <table:table-column table:style-name="co26" table:default-cell-style-name="ce251"/>
        <table:table-column table:style-name="co22" table:default-cell-style-name="ce251"/>
        <table:table-column table:style-name="co23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0" table:default-cell-style-name="ce251"/>
        <table:table-column table:style-name="co31" table:default-cell-style-name="ce251"/>
        <table:table-column table:style-name="co28" table:default-cell-style-name="ce251"/>
        <table:table-column table:style-name="co29" table:number-columns-repeated="2" table:default-cell-style-name="ce251"/>
        <table:table-column table:style-name="co26" table:default-cell-style-name="ce251"/>
        <table:table-column table:style-name="co1" table:default-cell-style-name="ce251"/>
        <table:table-column table:style-name="co32" table:default-cell-style-name="ce251"/>
        <table:table-column table:style-name="co31" table:default-cell-style-name="ce251"/>
        <table:table-column table:style-name="co1" table:number-columns-repeated="991" table:default-cell-style-name="ce251"/>
        <table:table-row table:style-name="ro6">
          <table:table-cell table:style-name="ce241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41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6">
          <table:table-cell table:style-name="ce241"/>
          <table:table-cell table:style-name="ce241" office:value-type="string" calcext:value-type="string" table:number-columns-spanned="6" table:number-rows-spanned="1">
            <text:p>Niveau 1</text:p>
          </table:table-cell>
          <table:covered-table-cell table:style-name="ce241"/>
          <table:covered-table-cell table:number-columns-repeated="3" table:style-name="ce250"/>
          <table:covered-table-cell table:style-name="Default"/>
          <table:table-cell table:style-name="ce241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41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41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66053" calcext:value-type="float">
            <text:p>16605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682895" calcext:value-type="float">
            <text:p>682895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726284" calcext:value-type="float">
            <text:p>726284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12" calcext:value-type="float">
            <text:p>12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29159" calcext:value-type="float">
            <text:p>2915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32" calcext:value-type="float">
            <text:p>3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34688" calcext:value-type="float">
            <text:p>734688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804821" calcext:value-type="float">
            <text:p>804821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89315" calcext:value-type="float">
            <text:p>89315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7" calcext:value-type="float">
            <text:p>37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68370" calcext:value-type="float">
            <text:p>6837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30" calcext:value-type="float">
            <text:p>30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502115" calcext:value-type="float">
            <text:p>50211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20" calcext:value-type="float">
            <text:p>20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79650" calcext:value-type="float">
            <text:p>79650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42" calcext:value-type="float">
            <text:p>42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864950" calcext:value-type="float">
            <text:p>864950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5" calcext:value-type="float">
            <text:p>5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948075" calcext:value-type="float">
            <text:p>94807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" calcext:value-type="float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22969" calcext:value-type="float">
            <text:p>722969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506189" calcext:value-type="float">
            <text:p>50618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909725" calcext:value-type="float">
            <text:p>909725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616120" calcext:value-type="float">
            <text:p>61612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12" calcext:value-type="float">
            <text:p>12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25445" calcext:value-type="float">
            <text:p>12544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8" calcext:value-type="float">
            <text:p>28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912189" calcext:value-type="float">
            <text:p>912189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519006" calcext:value-type="float">
            <text:p>519006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19" calcext:value-type="float">
            <text:p>19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164470" calcext:value-type="float">
            <text:p>164470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27" calcext:value-type="float">
            <text:p>27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235082" calcext:value-type="float">
            <text:p>23508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26" calcext:value-type="float">
            <text:p>26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35191" calcext:value-type="float">
            <text:p>35191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46" calcext:value-type="float">
            <text:p>46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306030" calcext:value-type="float">
            <text:p>306030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27" calcext:value-type="float">
            <text:p>27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585896" calcext:value-type="float">
            <text:p>58589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5" calcext:value-type="float">
            <text:p>15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84685" calcext:value-type="float">
            <text:p>9846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990090" calcext:value-type="float">
            <text:p>990090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83649" calcext:value-type="float">
            <text:p>83649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8" calcext:value-type="float">
            <text:p>38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747642" calcext:value-type="float">
            <text:p>74764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9" calcext:value-type="float">
            <text:p>9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91262" calcext:value-type="float">
            <text:p>591262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6" calcext:value-type="float">
            <text:p>16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901888" calcext:value-type="float">
            <text:p>901888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94840" calcext:value-type="float">
            <text:p>94840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36" calcext:value-type="float">
            <text:p>36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36795" calcext:value-type="float">
            <text:p>3679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31" calcext:value-type="float">
            <text:p>31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817590" calcext:value-type="float">
            <text:p>81759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756654" calcext:value-type="float">
            <text:p>75665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14" calcext:value-type="float">
            <text:p>14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357633" calcext:value-type="float">
            <text:p>357633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23" calcext:value-type="float">
            <text:p>23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362247" calcext:value-type="float">
            <text:p>36224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22" calcext:value-type="float">
            <text:p>22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622917" calcext:value-type="float">
            <text:p>62291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13" calcext:value-type="float">
            <text:p>13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758097" calcext:value-type="float">
            <text:p>75809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13" calcext:value-type="float">
            <text:p>13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328028" calcext:value-type="float">
            <text:p>328028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26" calcext:value-type="float">
            <text:p>26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602615" calcext:value-type="float">
            <text:p>6026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14" calcext:value-type="float">
            <text:p>14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81138" calcext:value-type="float">
            <text:p>58113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7" calcext:value-type="float">
            <text:p>17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44245" calcext:value-type="float">
            <text:p>4424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45" calcext:value-type="float">
            <text:p>45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837036" calcext:value-type="float">
            <text:p>837036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6" calcext:value-type="float">
            <text:p>6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27818" calcext:value-type="float">
            <text:p>2781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33" calcext:value-type="float">
            <text:p>3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97458" calcext:value-type="float">
            <text:p>99745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" calcext:value-type="float">
            <text:p>1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155916" calcext:value-type="float">
            <text:p>1559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38" calcext:value-type="float">
            <text:p>38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22161" calcext:value-type="float">
            <text:p>22161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39" calcext:value-type="float">
            <text:p>39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670824" calcext:value-type="float">
            <text:p>67082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89105" calcext:value-type="float">
            <text:p>38910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23" calcext:value-type="float">
            <text:p>23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306431" calcext:value-type="float">
            <text:p>30643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33" calcext:value-type="float">
            <text:p>33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563866" calcext:value-type="float">
            <text:p>563866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17" calcext:value-type="float">
            <text:p>17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308586" calcext:value-type="float">
            <text:p>30858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4" calcext:value-type="float">
            <text:p>24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415904" calcext:value-type="float">
            <text:p>415904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9 × 8" calcext:value-type="string">
            <text:p>9 × 8</text:p>
          </table:table-cell>
          <table:table-cell table:style-name="ce37" table:formula="of:=[.B17]*[.C17]" office:value-type="float" office:value="72" calcext:value-type="float">
            <text:p>72</text:p>
          </table:table-cell>
          <table:table-cell table:style-name="ce26" table:formula="of:=RANK([.A17];[.$A$4:.$A$33];0)" office:value-type="float" office:value="22" calcext:value-type="float">
            <text:p>22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576471" calcext:value-type="float">
            <text:p>57647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209593" calcext:value-type="float">
            <text:p>20959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31" calcext:value-type="float">
            <text:p>31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570904" calcext:value-type="float">
            <text:p>57090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6" calcext:value-type="float">
            <text:p>16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94492" calcext:value-type="float">
            <text:p>594492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8 × 9" calcext:value-type="string">
            <text:p>8 × 9</text:p>
          </table:table-cell>
          <table:table-cell table:style-name="ce37" table:formula="of:=[.B18]*[.C18]" office:value-type="float" office:value="72" calcext:value-type="float">
            <text:p>72</text:p>
          </table:table-cell>
          <table:table-cell table:style-name="ce26" table:formula="of:=RANK([.A18];[.$A$4:.$A$33];0)" office:value-type="float" office:value="15" calcext:value-type="float">
            <text:p>15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568562" calcext:value-type="float">
            <text:p>56856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22" calcext:value-type="float">
            <text:p>22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998508" calcext:value-type="float">
            <text:p>998508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1" calcext:value-type="float">
            <text:p>1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349925" calcext:value-type="float">
            <text:p>349925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23" calcext:value-type="float">
            <text:p>23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291760" calcext:value-type="float">
            <text:p>29176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4" calcext:value-type="float">
            <text:p>24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623305" calcext:value-type="float">
            <text:p>62330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17" calcext:value-type="float">
            <text:p>17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266135" calcext:value-type="float">
            <text:p>26613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29" calcext:value-type="float">
            <text:p>29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203147" calcext:value-type="float">
            <text:p>203147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6" calcext:value-type="float">
            <text:p>26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98119" calcext:value-type="float">
            <text:p>89811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5" calcext:value-type="float">
            <text:p>5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937051" calcext:value-type="float">
            <text:p>93705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3" calcext:value-type="float">
            <text:p>3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334724" calcext:value-type="float">
            <text:p>334724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25" calcext:value-type="float">
            <text:p>25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483336" calcext:value-type="float">
            <text:p>48333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20" calcext:value-type="float">
            <text:p>2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23369" calcext:value-type="float">
            <text:p>92336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4" calcext:value-type="float">
            <text:p>4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905467" calcext:value-type="float">
            <text:p>90546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154312" calcext:value-type="float">
            <text:p>154312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33" calcext:value-type="float">
            <text:p>33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947010" calcext:value-type="float">
            <text:p>94701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" calcext:value-type="float">
            <text:p>2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67" calcext:value-type="float">
            <text:p>66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30" calcext:value-type="float">
            <text:p>30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44964" calcext:value-type="float">
            <text:p>4496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44" calcext:value-type="float">
            <text:p>44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521591" calcext:value-type="float">
            <text:p>521591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795380" calcext:value-type="float">
            <text:p>795380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7" calcext:value-type="float">
            <text:p>7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64408" calcext:value-type="float">
            <text:p>964408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3" calcext:value-type="float">
            <text:p>3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679113" calcext:value-type="float">
            <text:p>67911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16" calcext:value-type="float">
            <text:p>16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812605" calcext:value-type="float">
            <text:p>812605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10" calcext:value-type="float">
            <text:p>10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513947" calcext:value-type="float">
            <text:p>513947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17" calcext:value-type="float">
            <text:p>17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531094" calcext:value-type="float">
            <text:p>531094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18" calcext:value-type="float">
            <text:p>18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477296" calcext:value-type="float">
            <text:p>47729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27" calcext:value-type="float">
            <text:p>27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586827" calcext:value-type="float">
            <text:p>586827</text:p>
          </table:table-cell>
          <table:table-cell table:style-name="ce26" table:formula="of:=RANDBETWEEN(12;19)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7 × 11" calcext:value-type="string">
            <text:p>17 × 11</text:p>
          </table:table-cell>
          <table:table-cell table:style-name="ce37" table:formula="of:=[.P24]*[.Q24]" office:value-type="float" office:value="187" calcext:value-type="float">
            <text:p>187</text:p>
          </table:table-cell>
          <table:table-cell table:style-name="ce26" table:formula="of:=RANK([.O24];[.$O$4:.$O$44];0)" office:value-type="float" office:value="16" calcext:value-type="float">
            <text:p>16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215709" calcext:value-type="float">
            <text:p>215709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5" calcext:value-type="float">
            <text:p>25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53102" calcext:value-type="float">
            <text:p>753102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8" calcext:value-type="float">
            <text:p>8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761715" calcext:value-type="float">
            <text:p>76171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12" calcext:value-type="float">
            <text:p>12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174233" calcext:value-type="float">
            <text:p>174233</text:p>
          </table:table-cell>
          <table:table-cell table:style-name="ce26" table:formula="of:=RANDBETWEEN(21;29)" office:value-type="float" office:value="23" calcext:value-type="float">
            <text:p>23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3 × 11" calcext:value-type="string">
            <text:p>23 × 11</text:p>
          </table:table-cell>
          <table:table-cell table:style-name="ce37" table:formula="of:=[.P25]*[.Q25]" office:value-type="float" office:value="253" calcext:value-type="float">
            <text:p>253</text:p>
          </table:table-cell>
          <table:table-cell table:style-name="ce26" table:formula="of:=RANK([.O25];[.$O$4:.$O$44];0)" office:value-type="float" office:value="32" calcext:value-type="float">
            <text:p>32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87628" calcext:value-type="float">
            <text:p>8762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9" calcext:value-type="float">
            <text:p>29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6601" calcext:value-type="float">
            <text:p>96601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9" calcext:value-type="float">
            <text:p>29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842707" calcext:value-type="float">
            <text:p>84270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9" calcext:value-type="float">
            <text:p>9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295956" calcext:value-type="float">
            <text:p>295956</text:p>
          </table:table-cell>
          <table:table-cell table:style-name="ce26" table:formula="of:=RANDBETWEEN(31;39)" office:value-type="float" office:value="38" calcext:value-type="float">
            <text:p>3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8 × 11" calcext:value-type="string">
            <text:p>38 × 11</text:p>
          </table:table-cell>
          <table:table-cell table:style-name="ce37" table:formula="of:=[.P26]*[.Q26]" office:value-type="float" office:value="418" calcext:value-type="float">
            <text:p>418</text:p>
          </table:table-cell>
          <table:table-cell table:style-name="ce26" table:formula="of:=RANK([.O26];[.$O$4:.$O$44];0)" office:value-type="float" office:value="28" calcext:value-type="float">
            <text:p>28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116532" calcext:value-type="float">
            <text:p>116532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28" calcext:value-type="float">
            <text:p>28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42830" calcext:value-type="float">
            <text:p>742830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9" calcext:value-type="float">
            <text:p>9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69784" calcext:value-type="float">
            <text:p>6978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43" calcext:value-type="float">
            <text:p>43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678476" calcext:value-type="float">
            <text:p>678476</text:p>
          </table:table-cell>
          <table:table-cell table:style-name="ce26" table:formula="of:=RANDBETWEEN(41;49)" office:value-type="float" office:value="45" calcext:value-type="float">
            <text:p>4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5 × 11" calcext:value-type="string">
            <text:p>45 × 11</text:p>
          </table:table-cell>
          <table:table-cell table:style-name="ce37" table:formula="of:=[.P27]*[.Q27]" office:value-type="float" office:value="495" calcext:value-type="float">
            <text:p>495</text:p>
          </table:table-cell>
          <table:table-cell table:style-name="ce26" table:formula="of:=RANK([.O27];[.$O$4:.$O$44];0)" office:value-type="float" office:value="14" calcext:value-type="float">
            <text:p>14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736500" calcext:value-type="float">
            <text:p>73650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10" calcext:value-type="float">
            <text:p>10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283781" calcext:value-type="float">
            <text:p>283781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864176" calcext:value-type="float">
            <text:p>864176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8" calcext:value-type="float">
            <text:p>8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827733" calcext:value-type="float">
            <text:p>827733</text:p>
          </table:table-cell>
          <table:table-cell table:style-name="ce27" table:formula="of:=RANDBETWEEN(12;40)*2" office:value-type="float" office:value="58" calcext:value-type="float">
            <text:p>5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58 × 15" calcext:value-type="string">
            <text:p>58 × 15</text:p>
          </table:table-cell>
          <table:table-cell table:style-name="ce38" table:formula="of:=[.P28]*[.Q28]" office:value-type="float" office:value="870" calcext:value-type="float">
            <text:p>870</text:p>
          </table:table-cell>
          <table:table-cell table:style-name="ce27" table:formula="of:=RANK([.O28];[.$O$4:.$O$44];0)" office:value-type="float" office:value="8" calcext:value-type="float">
            <text:p>8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873081" calcext:value-type="float">
            <text:p>873081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4" calcext:value-type="float">
            <text:p>4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76819" calcext:value-type="float">
            <text:p>776819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7" calcext:value-type="float">
            <text:p>7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601780" calcext:value-type="float">
            <text:p>60178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19" calcext:value-type="float">
            <text:p>19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824668" calcext:value-type="float">
            <text:p>824668</text:p>
          </table:table-cell>
          <table:table-cell table:style-name="ce27" table:formula="of:=RANDBETWEEN(12;40)*2" office:value-type="float" office:value="64" calcext:value-type="float">
            <text:p>6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64 × 15" calcext:value-type="string">
            <text:p>64 × 15</text:p>
          </table:table-cell>
          <table:table-cell table:style-name="ce38" table:formula="of:=[.P29]*[.Q29]" office:value-type="float" office:value="960" calcext:value-type="float">
            <text:p>960</text:p>
          </table:table-cell>
          <table:table-cell table:style-name="ce27" table:formula="of:=RANK([.O29];[.$O$4:.$O$44];0)" office:value-type="float" office:value="9" calcext:value-type="float">
            <text:p>9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483631" calcext:value-type="float">
            <text:p>483631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19" calcext:value-type="float">
            <text:p>19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93101" calcext:value-type="float">
            <text:p>693101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12" calcext:value-type="float">
            <text:p>12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351980" calcext:value-type="float">
            <text:p>35198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32" calcext:value-type="float">
            <text:p>32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925501" calcext:value-type="float">
            <text:p>925501</text:p>
          </table:table-cell>
          <table:table-cell table:style-name="ce27" table:formula="of:=RANDBETWEEN(12;40)*2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24 × 15" calcext:value-type="string">
            <text:p>24 × 15</text:p>
          </table:table-cell>
          <table:table-cell table:style-name="ce38" table:formula="of:=[.P30]*[.Q30]" office:value-type="float" office:value="360" calcext:value-type="float">
            <text:p>360</text:p>
          </table:table-cell>
          <table:table-cell table:style-name="ce27" table:formula="of:=RANK([.O30];[.$O$4:.$O$44];0)" office:value-type="float" office:value="3" calcext:value-type="float">
            <text:p>3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614063" calcext:value-type="float">
            <text:p>614063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13" calcext:value-type="float">
            <text:p>13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617439" calcext:value-type="float">
            <text:p>61743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14" calcext:value-type="float">
            <text:p>14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597339" calcext:value-type="float">
            <text:p>59733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0" calcext:value-type="float">
            <text:p>20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336479" calcext:value-type="float">
            <text:p>336479</text:p>
          </table:table-cell>
          <table:table-cell table:style-name="ce27" table:formula="of:=RANDBETWEEN(12;40)*2" office:value-type="float" office:value="70" calcext:value-type="float">
            <text:p>7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70 × 15" calcext:value-type="string">
            <text:p>70 × 15</text:p>
          </table:table-cell>
          <table:table-cell table:style-name="ce38" table:formula="of:=[.P31]*[.Q31]" office:value-type="float" office:value="1050" calcext:value-type="float">
            <text:p>1 050</text:p>
          </table:table-cell>
          <table:table-cell table:style-name="ce27" table:formula="of:=RANK([.O31];[.$O$4:.$O$44];0)" office:value-type="float" office:value="24" calcext:value-type="float">
            <text:p>24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761801" calcext:value-type="float">
            <text:p>761801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8" calcext:value-type="float">
            <text:p>8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504582" calcext:value-type="float">
            <text:p>50458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9" calcext:value-type="float">
            <text:p>19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390013" calcext:value-type="float">
            <text:p>3900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31" calcext:value-type="float">
            <text:p>31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734910" calcext:value-type="float">
            <text:p>7349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11" calcext:value-type="float">
            <text:p>11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932647" calcext:value-type="float">
            <text:p>932647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3" calcext:value-type="float">
            <text:p>3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41088" calcext:value-type="float">
            <text:p>441088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21" calcext:value-type="float">
            <text:p>21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472656" calcext:value-type="float">
            <text:p>47265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28" calcext:value-type="float">
            <text:p>28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437337" calcext:value-type="float">
            <text:p>43733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20" calcext:value-type="float">
            <text:p>20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839369" calcext:value-type="float">
            <text:p>839369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6" calcext:value-type="float">
            <text:p>6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10282" calcext:value-type="float">
            <text:p>91028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5" calcext:value-type="float">
            <text:p>5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147137" calcext:value-type="float">
            <text:p>14713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34" calcext:value-type="float">
            <text:p>34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413586" calcext:value-type="float">
            <text:p>413586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1" calcext:value-type="float">
            <text:p>21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568480" calcext:value-type="float">
            <text:p>56848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23" calcext:value-type="float">
            <text:p>23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978755" calcext:value-type="float">
            <text:p>97875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2" calcext:value-type="float">
            <text:p>2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484397" calcext:value-type="float">
            <text:p>484397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18" calcext:value-type="float">
            <text:p>18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216531" calcext:value-type="float">
            <text:p>21653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37" calcext:value-type="float">
            <text:p>37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124521" calcext:value-type="float">
            <text:p>124521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35" calcext:value-type="float">
            <text:p>35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873067" calcext:value-type="float">
            <text:p>873067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5" calcext:value-type="float">
            <text:p>5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153089" calcext:value-type="float">
            <text:p>15308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9" calcext:value-type="float">
            <text:p>39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715563" calcext:value-type="float">
            <text:p>71556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13" calcext:value-type="float">
            <text:p>13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81166" calcext:value-type="float">
            <text:p>48116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26" calcext:value-type="float">
            <text:p>26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647728" calcext:value-type="float">
            <text:p>64772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5" calcext:value-type="float">
            <text:p>15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790663" calcext:value-type="float">
            <text:p>79066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1" calcext:value-type="float">
            <text:p>11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2878" calcext:value-type="float">
            <text:p>287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41" calcext:value-type="float">
            <text:p>4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90252" calcext:value-type="float">
            <text:p>9025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41" calcext:value-type="float">
            <text:p>41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14622" calcext:value-type="float">
            <text:p>1462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40" calcext:value-type="float">
            <text:p>40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603967" calcext:value-type="float">
            <text:p>603967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18" calcext:value-type="float">
            <text:p>18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387440" calcext:value-type="float">
            <text:p>38744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21" calcext:value-type="float">
            <text:p>21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43195" calcext:value-type="float">
            <text:p>243195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5" calcext:value-type="float">
            <text:p>35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830985" calcext:value-type="float">
            <text:p>830985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7" calcext:value-type="float">
            <text:p>7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66959" calcext:value-type="float">
            <text:p>266959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34" calcext:value-type="float">
            <text:p>34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361630" calcext:value-type="float">
            <text:p>361630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2" calcext:value-type="float">
            <text:p>22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986994" calcext:value-type="float">
            <text:p>986994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2" calcext:value-type="float">
            <text:p>2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234066" calcext:value-type="float">
            <text:p>23406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30" calcext:value-type="float">
            <text:p>30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41204" calcext:value-type="float">
            <text:p>241204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36" calcext:value-type="float">
            <text:p>36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410106" calcext:value-type="float">
            <text:p>410106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30" calcext:value-type="float">
            <text:p>30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466602" calcext:value-type="float">
            <text:p>466602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29" calcext:value-type="float">
            <text:p>29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94291" calcext:value-type="float">
            <text:p>94291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40" calcext:value-type="float">
            <text:p>40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547549" calcext:value-type="float">
            <text:p>547549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24" calcext:value-type="float">
            <text:p>24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5:23:27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0T15:24:02.799000000</dc:date>
    <meta:editing-duration>P1DT15H16M47S</meta:editing-duration>
    <meta:editing-cycles>390</meta:editing-cycles>
    <meta:generator>LibreOffice/6.0.7.3$Windows_X86_64 LibreOffice_project/dc89aa7a9eabfd848af146d5086077aeed2ae4a5</meta:generator>
    <meta:document-statistic meta:table-count="6" meta:cell-count="1434" meta:object-count="12"/>
  </office:meta>
</office:document-meta>
</file>